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Titre_20_Chapitre" style:master-page-name="Standard">
      <style:paragraph-properties style:page-number="auto" fo:padding="0cm" fo:border-left="none" fo:border-right="none" fo:border-top="none" fo:border-bottom="0.99pt solid #000000" style:shadow="none">
        <style:tab-stops>
          <style:tab-stop style:position="27.702cm" style:type="right"/>
        </style:tab-stops>
      </style:paragraph-properties>
    </style:style>
    <style:style style:name="P3" style:family="paragraph" style:parent-style-name="ABCD" style:list-style-name="Exercice">
      <style:text-properties officeooo:paragraph-rsid="00446982"/>
    </style:style>
    <style:style style:name="P4" style:family="paragraph" style:parent-style-name="ABCD" style:list-style-name="Exercice">
      <style:paragraph-properties fo:line-height="115%">
        <style:tab-stops/>
      </style:paragraph-properties>
    </style:style>
    <style:style style:name="P5" style:family="paragraph" style:parent-style-name="ABCD" style:list-style-name="Exercice">
      <style:paragraph-properties fo:line-height="115%">
        <style:tab-stops/>
      </style:paragraph-properties>
      <style:text-properties officeooo:paragraph-rsid="00497a39"/>
    </style:style>
    <style:style style:name="P6" style:family="paragraph" style:parent-style-name="ABCD" style:list-style-name="Exercice">
      <style:paragraph-properties fo:line-height="115%"/>
    </style:style>
    <style:style style:name="P7" style:family="paragraph" style:parent-style-name="ABCD" style:list-style-name="Exercice">
      <style:paragraph-properties fo:line-height="115%"/>
      <style:text-properties officeooo:paragraph-rsid="00446982"/>
    </style:style>
    <style:style style:name="P8" style:family="paragraph" style:parent-style-name="ABCD" style:list-style-name="Exercice">
      <style:paragraph-properties fo:line-height="115%">
        <style:tab-stops/>
      </style:paragraph-properties>
      <style:text-properties officeooo:rsid="00494659" officeooo:paragraph-rsid="00497a39"/>
    </style:style>
    <style:style style:name="P9" style:family="paragraph" style:parent-style-name="ABCD" style:list-style-name="Exercice">
      <style:paragraph-properties fo:line-height="115%"/>
      <style:text-properties officeooo:rsid="00494659" officeooo:paragraph-rsid="00494659"/>
    </style:style>
    <style:style style:name="P10" style:family="paragraph" style:parent-style-name="ABCD" style:list-style-name="Exercice">
      <style:paragraph-properties fo:line-height="115%"/>
      <style:text-properties officeooo:rsid="0046bd9b" officeooo:paragraph-rsid="0046bd9b"/>
    </style:style>
    <style:style style:name="P11" style:family="paragraph" style:parent-style-name="ABCD" style:list-style-name="Exercice">
      <style:paragraph-properties fo:line-height="150%"/>
      <style:text-properties officeooo:rsid="0046bd9b" officeooo:paragraph-rsid="0046bd9b"/>
    </style:style>
    <style:style style:name="P12" style:family="paragraph" style:parent-style-name="ABCD" style:list-style-name="Exercice">
      <style:paragraph-properties fo:line-height="150%"/>
    </style:style>
    <style:style style:name="P13" style:family="paragraph" style:parent-style-name="ABCD" style:list-style-name="Exercice">
      <style:paragraph-properties fo:line-height="150%"/>
      <style:text-properties style:font-name="Times New Roman1" officeooo:rsid="0046bd9b" officeooo:paragraph-rsid="0046bd9b" style:font-name-asian="Times New Roman" style:font-name-complex="Times New Roman"/>
    </style:style>
    <style:style style:name="P14" style:family="paragraph" style:parent-style-name="ABCD" style:list-style-name="Exercice">
      <style:paragraph-properties fo:line-height="150%"/>
      <style:text-properties style:font-name="Times New Roman1" officeooo:rsid="00487cab" officeooo:paragraph-rsid="00487cab" style:font-name-asian="Times New Roman" style:font-name-complex="Times New Roman"/>
    </style:style>
    <style:style style:name="P15" style:family="paragraph" style:parent-style-name="ABCD" style:list-style-name="Exercice">
      <style:paragraph-properties fo:line-height="150%"/>
      <style:text-properties style:font-name="Times New Roman1" officeooo:rsid="0044a575" style:font-name-asian="Times New Roman" style:font-name-complex="Times New Roman"/>
    </style:style>
    <style:style style:name="P16" style:family="paragraph" style:parent-style-name="ABCD" style:list-style-name="Exercice">
      <style:text-properties officeooo:rsid="004427b3" officeooo:paragraph-rsid="00446982"/>
    </style:style>
    <style:style style:name="P17" style:family="paragraph" style:parent-style-name="ABCD" style:list-style-name="Exercice">
      <style:text-properties officeooo:rsid="00497a39" officeooo:paragraph-rsid="00497a39"/>
    </style:style>
    <style:style style:name="P18" style:family="paragraph" style:parent-style-name="Standard" style:list-style-name="Exo_20_I_29_">
      <style:paragraph-properties fo:line-height="115%"/>
    </style:style>
    <style:style style:name="P19" style:family="paragraph" style:parent-style-name="Standard" style:list-style-name="Exo_20_I_29_">
      <style:paragraph-properties fo:margin-left="0cm" fo:margin-right="0cm" fo:line-height="115%" fo:orphans="0" fo:widows="0" fo:text-indent="0cm" style:auto-text-indent="false" fo:break-before="column"/>
      <style:text-properties style:use-window-font-color="true" loext:opacity="0%" style:font-name="Times New Roman" fo:font-size="12pt" fo:language="fr" fo:country="FR" officeooo:rsid="004427b3" officeooo:paragraph-rsid="001c36b0" style:font-name-asian="Times New Roman" style:font-size-asian="12pt" style:font-name-complex="Times New Roman" style:font-size-complex="12pt" style:language-complex="ar" style:country-complex="SA"/>
    </style:style>
    <style:style style:name="P20" style:family="paragraph" style:parent-style-name="Standard" style:list-style-name="Exo_20_I_29_">
      <style:paragraph-properties fo:margin-left="0cm" fo:margin-right="0cm" fo:line-height="115%" fo:orphans="0" fo:widows="0" fo:text-indent="0cm" style:auto-text-indent="false" fo:break-before="column"/>
      <style:text-properties style:use-window-font-color="true" loext:opacity="0%" style:font-name="Times New Roman" fo:font-size="12pt" fo:language="fr" fo:country="FR" officeooo:rsid="004427b3" officeooo:paragraph-rsid="001e6d4e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Standard" style:list-style-name="Exo_20_I_29_">
      <style:paragraph-properties fo:break-before="column"/>
    </style:style>
    <style:style style:name="T1" style:family="text">
      <style:text-properties officeooo:rsid="0011ef18"/>
    </style:style>
    <style:style style:name="T2" style:family="text">
      <style:text-properties officeooo:rsid="002001f1"/>
    </style:style>
    <style:style style:name="T3" style:family="text">
      <style:text-properties style:use-window-font-color="true" loext:opacity="0%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loext:opacity="0%" style:font-name="Times New Roman" fo:font-size="12pt" fo:language="fr" fo:country="FR" officeooo:rsid="004427b3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fr" fo:country="FR" officeooo:rsid="00497a39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officeooo:rsid="004427b3"/>
    </style:style>
    <style:style style:name="T7" style:family="text">
      <style:text-properties officeooo:rsid="00446982"/>
    </style:style>
    <style:style style:name="T8" style:family="text">
      <style:text-properties style:font-name="Times New Roman1" style:font-name-asian="Times New Roman" style:font-name-complex="Times New Roman"/>
    </style:style>
    <style:style style:name="T9" style:family="text">
      <style:text-properties style:font-name="Times New Roman1" officeooo:rsid="0044a575" style:font-name-asian="Times New Roman" style:font-name-complex="Times New Roman"/>
    </style:style>
    <style:style style:name="T10" style:family="text">
      <style:text-properties style:font-name="Times New Roman1" officeooo:rsid="0045e176" style:font-name-asian="Times New Roman" style:font-name-complex="Times New Roman"/>
    </style:style>
    <style:style style:name="T11" style:family="text">
      <style:text-properties style:font-name="Times New Roman1" officeooo:rsid="00497a39" style:font-name-asian="Times New Roman" style:font-name-complex="Times New Roman"/>
    </style:style>
    <style:style style:name="T12" style:family="text">
      <style:text-properties officeooo:rsid="004a8ec0"/>
    </style:style>
    <style:style style:name="T13" style:family="text">
      <style:text-properties officeooo:rsid="004b9320"/>
    </style:style>
    <style:style style:name="T14" style:family="text">
      <style:text-properties fo:text-transform="uppercase" style:use-window-font-color="true" loext:opacity="0%" style:font-name="Arial1" fo:font-size="20pt" fo:language="fr" fo:country="FR" fo:font-weight="bold" officeooo:rsid="004b9320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text:dont-balance-text-columns="true" style:writing-mode="lr-tb" style:editable="false">
        <style:columns fo:column-count="4" fo:column-gap="0.497cm">
          <style:column style:rel-width="16383*" fo:start-indent="0cm" fo:end-indent="0.249cm"/>
          <style:column style:rel-width="16383*" fo:start-indent="0.249cm" fo:end-indent="0.249cm"/>
          <style:column style:rel-width="16383*" fo:start-indent="0.249cm" fo:end-indent="0.249cm"/>
          <style:column style:rel-width="16386*" fo:start-indent="0.249cm" fo:end-indent="0cm"/>
        </style:columns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Fractions</text:span><text:tab/><text:span text:style-name="T14">9</text:span>.1</text:p>
      <text:p text:style-name="P1"/>
      <text:section text:style-name="Sect1" text:name="Section1">
        <text:list xml:id="list2024660563" text:style-name="Exo_20_I_29_">
          <text:list-item>
            <text:p text:style-name="P18"><text:span text:style-name="T4">Simplifier</text:span> (si possible) :</text:p>
          </text:list-item>
        </text:list>
        <text:list xml:id="list2020133729" text:style-name="Exercice">
          <text:list-item text:start-value="1">
            <text:p text:style-name="P4">= <draw:frame draw:style-name="fr1" draw:name="Objet1" text:anchor-type="as-char" svg:width="0.601cm" svg:height="1.041cm" draw:z-index="0"><draw:object xlink:href="./Object 1" xlink:type="simple" xlink:show="embed" xlink:actuate="onLoad"/><draw:image xlink:href="./ObjectReplacements/Object 1" xlink:type="simple" xlink:show="embed" xlink:actuate="onLoad"/></draw:frame></text:p>
          </text:list-item>
          <text:list-item>
            <text:p text:style-name="P4"><text:span text:style-name="T6">= </text:span><text:span text:style-name="T6"><draw:frame draw:style-name="fr1" draw:name="Objet2" text:anchor-type="as-char" svg:width="0.796cm" svg:height="1.041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  </text:list-item>
          <text:list-item>
            <text:p text:style-name="P4"><text:span text:style-name="T6">= </text:span><text:span text:style-name="T6"><draw:frame draw:style-name="fr1" draw:name="Objet3" text:anchor-type="as-char" svg:width="0.803cm" svg:height="1.041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</text:list-item>
          <text:list-item>
            <text:p text:style-name="P4"><text:span text:style-name="T6">= </text:span><text:span text:style-name="T6"><draw:frame draw:style-name="fr1" draw:name="Objet9" text:anchor-type="as-char" svg:width="0.801cm" svg:height="1.041cm" draw:z-index="21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  </text:list-item>
          <text:list-item>
            <text:p text:style-name="P4"><text:span text:style-name="T6">= </text:span><text:span text:style-name="T6"><draw:frame draw:style-name="fr1" draw:name="Objet10" text:anchor-type="as-char" svg:width="0.81cm" svg:height="1.041cm" draw:z-index="22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  </text:list-item>
          <text:list-item>
            <text:p text:style-name="P4"><text:span text:style-name="T6">= </text:span><text:span text:style-name="T6"><draw:frame draw:style-name="fr1" draw:name="Objet4" text:anchor-type="as-char" svg:width="0.801cm" svg:height="1.041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  </text:list-item>
          <text:list-item>
            <text:p text:style-name="P4"><text:span text:style-name="T6">= </text:span><text:span text:style-name="T6"><draw:frame draw:style-name="fr1" draw:name="Objet6" text:anchor-type="as-char" svg:width="0.811cm" svg:height="1.041cm" draw:z-index="23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p>
          </text:list-item>
          <text:list-item>
            <text:p text:style-name="P4"><text:span text:style-name="T6">= </text:span><text:span text:style-name="T6"><draw:frame draw:style-name="fr1" draw:name="Objet5" text:anchor-type="as-char" svg:width="0.81cm" svg:height="1.041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    </text:list-item>
          <text:list-item>
            <text:p text:style-name="P4"><text:span text:style-name="T6">= </text:span><text:span text:style-name="T6"><draw:frame draw:style-name="fr1" draw:name="Objet8" text:anchor-type="as-char" svg:width="0.801cm" svg:height="1.041cm" draw:z-index="24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p>
          </text:list-item>
          <text:list-item>
            <text:p text:style-name="P4"><text:span text:style-name="T6">= </text:span><text:span text:style-name="T6"><draw:frame draw:style-name="fr1" draw:name="Objet13" text:anchor-type="as-char" svg:width="0.804cm" svg:height="1.041cm" draw:z-index="2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</text:list-item>
          <text:list-item>
            <text:p text:style-name="P4"><text:span text:style-name="T6">= </text:span><text:span text:style-name="T6"><draw:frame draw:style-name="fr1" draw:name="Objet12" text:anchor-type="as-char" svg:width="0.99cm" svg:height="1.041cm" draw:z-index="26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  </text:list-item>
          <text:list-item>
            <text:p text:style-name="P4"><text:span text:style-name="T6">= </text:span><text:span text:style-name="T6"><draw:frame draw:style-name="fr1" draw:name="Objet7" text:anchor-type="as-char" svg:width="1cm" svg:height="1.041cm" draw:z-index="5"><draw:object xlink:href="./Object 7" xlink:type="simple" xlink:show="embed" xlink:actuate="onLoad"/><draw:image xlink:href="./ObjectReplacements/Object 7" xlink:type="simple" xlink:show="embed" xlink:actuate="onLoad"/></draw:frame></text:span></text:p>
          </text:list-item>
          <text:list-item>
            <text:p text:style-name="P4"><text:span text:style-name="T6">= </text:span><text:span text:style-name="T6"><draw:frame draw:style-name="fr1" draw:name="Objet14" text:anchor-type="as-char" svg:width="1cm" svg:height="1.041cm" draw:z-index="6"><draw:object xlink:href="./Object 14" xlink:type="simple" xlink:show="embed" xlink:actuate="onLoad"/><draw:image xlink:href="./ObjectReplacements/Object 14" xlink:type="simple" xlink:show="embed" xlink:actuate="onLoad"/></draw:frame></text:span></text:p>
          </text:list-item>
          <text:list-item>
            <text:p text:style-name="P5"><text:span text:style-name="T6">= </text:span><text:span text:style-name="T6"><draw:frame draw:style-name="fr1" draw:name="Objet15" text:anchor-type="as-char" svg:width="1cm" svg:height="1.041cm" draw:z-index="7"><draw:object xlink:href="./Object 15" xlink:type="simple" xlink:show="embed" xlink:actuate="onLoad"/><draw:image xlink:href="./ObjectReplacements/Object 15" xlink:type="simple" xlink:show="embed" xlink:actuate="onLoad"/></draw:frame></text:span></text:p>
          </text:list-item>
          <text:list-item>
            <text:p text:style-name="P8"><text:span text:style-name="T9">= </text:span><text:span text:style-name="T11"><draw:frame draw:style-name="fr1" draw:name="Objet53" text:anchor-type="as-char" svg:width="2.891cm" svg:height="1.041cm" draw:z-index="27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p>
          </text:list-item>
        </text:list>
        <text:list xml:id="list210260791397690" text:continue-list="list2024660563" text:style-name="Exo_20_I_29_">
          <text:list-item>
            <text:p text:style-name="P19">Donner l’écriture décimale :</text:p>
          </text:list-item>
        </text:list>
        <text:list xml:id="list210259686183920" text:continue-list="list2020133729" text:style-name="Exercice">
          <text:list-item text:start-value="1">
            <text:p text:style-name="P6">= <draw:frame draw:style-name="fr1" draw:name="Objet30" text:anchor-type="as-char" svg:width="0.797cm" svg:height="1.041cm" draw:z-index="28"><draw:object xlink:href="./Object 30" xlink:type="simple" xlink:show="embed" xlink:actuate="onLoad"/><draw:image xlink:href="./ObjectReplacements/Object 30" xlink:type="simple" xlink:show="embed" xlink:actuate="onLoad"/></draw:frame></text:p>
          </text:list-item>
          <text:list-item>
            <text:p text:style-name="P6">= <draw:frame draw:style-name="fr1" draw:name="Objet31" text:anchor-type="as-char" svg:width="0.774cm" svg:height="1.041cm" draw:z-index="29"><draw:object xlink:href="./Object 31" xlink:type="simple" xlink:show="embed" xlink:actuate="onLoad"/><draw:image xlink:href="./ObjectReplacements/Object 31" xlink:type="simple" xlink:show="embed" xlink:actuate="onLoad"/></draw:frame></text:p>
          </text:list-item>
          <text:list-item>
            <text:p text:style-name="P6">= <draw:frame draw:style-name="fr1" draw:name="Objet33" text:anchor-type="as-char" svg:width="0.594cm" svg:height="1.041cm" draw:z-index="3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ext:list-item>
          <text:list-item>
            <text:p text:style-name="P6">= <draw:frame draw:style-name="fr1" draw:name="Objet34" text:anchor-type="as-char" svg:width="0.601cm" svg:height="1.041cm" draw:z-index="31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ext:list-item>
          <text:list-item>
            <text:p text:style-name="P6">= <draw:frame draw:style-name="fr1" draw:name="Objet35" text:anchor-type="as-char" svg:width="0.594cm" svg:height="1.041cm" draw:z-index="32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</text:list-item>
          <text:list-item>
            <text:p text:style-name="P6">= <draw:frame draw:style-name="fr1" draw:name="Objet36" text:anchor-type="as-char" svg:width="0.594cm" svg:height="1.041cm" draw:z-index="33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</text:list-item>
          <text:list-item>
            <text:p text:style-name="P6">= <draw:frame draw:style-name="fr1" draw:name="Objet37" text:anchor-type="as-char" svg:width="0.587cm" svg:height="1.041cm" draw:z-index="34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ext:list-item>
          <text:list-item>
            <text:p text:style-name="P6">= <draw:frame draw:style-name="fr1" draw:name="Objet32" text:anchor-type="as-char" svg:width="0.601cm" svg:height="1.041cm" draw:z-index="35"><draw:object xlink:href="./Object 32" xlink:type="simple" xlink:show="embed" xlink:actuate="onLoad"/><draw:image xlink:href="./ObjectReplacements/Object 32" xlink:type="simple" xlink:show="embed" xlink:actuate="onLoad"/></draw:frame></text:p>
          </text:list-item>
          <text:list-item>
            <text:p text:style-name="P6">= <draw:frame draw:style-name="fr1" draw:name="Objet38" text:anchor-type="as-char" svg:width="0.774cm" svg:height="1.041cm" draw:z-index="36"><draw:object xlink:href="./Object 38" xlink:type="simple" xlink:show="embed" xlink:actuate="onLoad"/><draw:image xlink:href="./ObjectReplacements/Object 38" xlink:type="simple" xlink:show="embed" xlink:actuate="onLoad"/></draw:frame></text:p>
          </text:list-item>
          <text:list-item>
            <text:p text:style-name="P6">= <draw:frame draw:style-name="fr1" draw:name="Objet39" text:anchor-type="as-char" svg:width="0.601cm" svg:height="1.041cm" draw:z-index="37"><draw:object xlink:href="./Object 39" xlink:type="simple" xlink:show="embed" xlink:actuate="onLoad"/><draw:image xlink:href="./ObjectReplacements/Object 39" xlink:type="simple" xlink:show="embed" xlink:actuate="onLoad"/></draw:frame></text:p>
          </text:list-item>
          <text:list-item>
            <text:p text:style-name="P6">= <draw:frame draw:style-name="fr1" draw:name="Objet40" text:anchor-type="as-char" svg:width="0.579cm" svg:height="1.041cm" draw:z-index="38"><draw:object xlink:href="./Object 40" xlink:type="simple" xlink:show="embed" xlink:actuate="onLoad"/><draw:image xlink:href="./ObjectReplacements/Object 40" xlink:type="simple" xlink:show="embed" xlink:actuate="onLoad"/></draw:frame></text:p>
          </text:list-item>
          <text:list-item>
            <text:p text:style-name="P6">= <draw:frame draw:style-name="fr1" draw:name="Objet41" text:anchor-type="as-char" svg:width="0.905cm" svg:height="1.041cm" draw:z-index="39"><draw:object xlink:href="./Object 41" xlink:type="simple" xlink:show="embed" xlink:actuate="onLoad"/><draw:image xlink:href="./ObjectReplacements/Object 41" xlink:type="simple" xlink:show="embed" xlink:actuate="onLoad"/></draw:frame></text:p>
          </text:list-item>
          <text:list-item>
            <text:p text:style-name="P6">= <draw:frame draw:style-name="fr1" draw:name="Objet42" text:anchor-type="as-char" svg:width="1.318cm" svg:height="1.041cm" draw:z-index="40"><draw:object xlink:href="./Object 42" xlink:type="simple" xlink:show="embed" xlink:actuate="onLoad"/><draw:image xlink:href="./ObjectReplacements/Object 42" xlink:type="simple" xlink:show="embed" xlink:actuate="onLoad"/></draw:frame></text:p>
          </text:list-item>
          <text:list-item>
            <text:p text:style-name="P10">= <draw:frame draw:style-name="fr1" draw:name="Objet50" text:anchor-type="as-char" svg:width="1.117cm" svg:height="1.041cm" draw:z-index="41"><draw:object xlink:href="./Object 34" xlink:type="simple" xlink:show="embed" xlink:actuate="onLoad"/><draw:image xlink:href="./ObjectReplacements/Object 34" xlink:type="simple" xlink:show="embed" xlink:actuate="onLoad"/></draw:frame></text:p>
          </text:list-item>
          <text:list-item>
            <text:p text:style-name="P10">= <draw:frame draw:style-name="fr1" draw:name="Objet51" text:anchor-type="as-char" svg:width="1.117cm" svg:height="1.041cm" draw:z-index="42"><draw:object xlink:href="./Object 35" xlink:type="simple" xlink:show="embed" xlink:actuate="onLoad"/><draw:image xlink:href="./ObjectReplacements/Object 35" xlink:type="simple" xlink:show="embed" xlink:actuate="onLoad"/></draw:frame></text:p>
          </text:list-item>
        </text:list>
        <text:list xml:id="list210260995592339" text:continue-list="list210260791397690" text:style-name="Exo_20_I_29_">
          <text:list-item>
            <text:p text:style-name="P20">Transformer en fraction :</text:p>
          </text:list-item>
        </text:list>
        <text:list xml:id="list210260409427575" text:continue-list="list210259686183920" text:style-name="Exercice">
          <text:list-item text:start-value="1">
            <text:p text:style-name="P12"><text:span text:style-name="T2">= </text:span><text:span text:style-name="T9">3</text:span></text:p>
          </text:list-item>
          <text:list-item>
            <text:p text:style-name="P11"><text:span text:style-name="T9">= </text:span><text:span text:style-name="T8">0</text:span></text:p>
          </text:list-item>
          <text:list-item>
            <text:p text:style-name="P13">= 1</text:p>
          </text:list-item>
          <text:list-item>
            <text:p text:style-name="P14">= 0,75</text:p>
          </text:list-item>
          <text:list-item>
            <text:p text:style-name="P14">= 0,125</text:p>
          </text:list-item>
          <text:list-item>
            <text:p text:style-name="P12"><text:span text:style-name="T10">= </text:span><text:span text:style-name="T9">0,55</text:span></text:p>
          </text:list-item>
          <text:list-item>
            <text:p text:style-name="P12"><text:span text:style-name="T10">= </text:span><text:span text:style-name="T9">4÷7</text:span></text:p>
          </text:list-item>
          <text:list-item>
            <text:p text:style-name="P12"><text:span text:style-name="T10">= </text:span><text:span text:style-name="T9">1,5</text:span></text:p>
          </text:list-item>
          <text:list-item>
            <text:p text:style-name="P12"><text:span text:style-name="T10">= </text:span><text:span text:style-name="T9">1,2</text:span></text:p>
          </text:list-item>
          <text:list-item>
            <text:p text:style-name="P15">= 1,22</text:p>
          </text:list-item>
          <text:list-item>
            <text:p text:style-name="P6"><text:span text:style-name="T10">= </text:span><text:span text:style-name="T9"><draw:frame draw:style-name="fr1" draw:name="Objet43" text:anchor-type="as-char" svg:width="0.9cm" svg:height="1.041cm" draw:z-index="43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</text:list-item>
          <text:list-item>
            <text:p text:style-name="P6"><text:span text:style-name="T10">= </text:span><text:span text:style-name="T9"><draw:frame draw:style-name="fr1" draw:name="Objet44" text:anchor-type="as-char" svg:width="1.117cm" svg:height="1.041cm" draw:z-index="44"><draw:object xlink:href="./Object 44" xlink:type="simple" xlink:show="embed" xlink:actuate="onLoad"/><draw:image xlink:href="./ObjectReplacements/Object 44" xlink:type="simple" xlink:show="embed" xlink:actuate="onLoad"/></draw:frame></text:span></text:p>
          </text:list-item>
          <text:list-item>
            <text:p text:style-name="P6"><text:span text:style-name="T10">= </text:span><text:span text:style-name="T9"><draw:frame draw:style-name="fr1" draw:name="Objet45" text:anchor-type="as-char" svg:width="1.12cm" svg:height="1.041cm" draw:z-index="45"><draw:object xlink:href="./Object 45" xlink:type="simple" xlink:show="embed" xlink:actuate="onLoad"/><draw:image xlink:href="./ObjectReplacements/Object 45" xlink:type="simple" xlink:show="embed" xlink:actuate="onLoad"/></draw:frame></text:span></text:p>
          </text:list-item>
          <text:list-item>
            <text:p text:style-name="P6"><text:span text:style-name="T10">= </text:span><text:span text:style-name="T9"><draw:frame draw:style-name="fr1" draw:name="Objet46" text:anchor-type="as-char" svg:width="1.113cm" svg:height="1.041cm" draw:z-index="46"><draw:object xlink:href="./Object 46" xlink:type="simple" xlink:show="embed" xlink:actuate="onLoad"/><draw:image xlink:href="./ObjectReplacements/Object 46" xlink:type="simple" xlink:show="embed" xlink:actuate="onLoad"/></draw:frame></text:span></text:p>
          </text:list-item>
          <text:list-item>
            <text:p text:style-name="P6"><text:span text:style-name="T10">= </text:span><text:span text:style-name="T9"><draw:frame draw:style-name="fr1" draw:name="Objet47" text:anchor-type="as-char" svg:width="0.903cm" svg:height="1.041cm" draw:z-index="47"><draw:object xlink:href="./Object 47" xlink:type="simple" xlink:show="embed" xlink:actuate="onLoad"/><draw:image xlink:href="./ObjectReplacements/Object 47" xlink:type="simple" xlink:show="embed" xlink:actuate="onLoad"/></draw:frame></text:span></text:p>
          </text:list-item>
          <text:list-item>
            <text:p text:style-name="P6"><text:span text:style-name="T10">= </text:span><text:span text:style-name="T9"><draw:frame draw:style-name="fr1" draw:name="Objet48" text:anchor-type="as-char" svg:width="0.912cm" svg:height="1.041cm" draw:z-index="48"><draw:object xlink:href="./Object 48" xlink:type="simple" xlink:show="embed" xlink:actuate="onLoad"/><draw:image xlink:href="./ObjectReplacements/Object 48" xlink:type="simple" xlink:show="embed" xlink:actuate="onLoad"/></draw:frame></text:span></text:p>
          </text:list-item>
          <text:list-item>
            <text:p text:style-name="P6"><text:span text:style-name="T10">= </text:span><text:span text:style-name="T9"><draw:frame draw:style-name="fr1" draw:name="Objet49" text:anchor-type="as-char" svg:width="0.908cm" svg:height="1.041cm" draw:z-index="49"><draw:object xlink:href="./Object 49" xlink:type="simple" xlink:show="embed" xlink:actuate="onLoad"/><draw:image xlink:href="./ObjectReplacements/Object 49" xlink:type="simple" xlink:show="embed" xlink:actuate="onLoad"/></draw:frame></text:span></text:p>
          </text:list-item>
          <text:list-item>
            <text:p text:style-name="P9"><text:span text:style-name="T9">= </text:span><text:span text:style-name="T9"><draw:frame draw:style-name="fr1" draw:name="Objet52" text:anchor-type="as-char" svg:width="1.221cm" svg:height="1.041cm" draw:z-index="50"><draw:object xlink:href="./Object 37" xlink:type="simple" xlink:show="embed" xlink:actuate="onLoad"/><draw:image xlink:href="./ObjectReplacements/Object 37" xlink:type="simple" xlink:show="embed" xlink:actuate="onLoad"/></draw:frame></text:span></text:p>
          </text:list-item>
        </text:list>
        <text:list xml:id="list210261030620284" text:continue-list="list210260995592339" text:style-name="Exo_20_I_29_">
          <text:list-item>
            <text:p text:style-name="P21">Calculer <text:span text:style-name="T12">et simplifier :</text:span></text:p>
          </text:list-item>
        </text:list>
        <text:list xml:id="list210259722049613" text:continue-list="list210260409427575" text:style-name="Exercice">
          <text:list-item text:start-value="1">
            <text:p text:style-name="P16">= <draw:frame draw:style-name="fr1" draw:name="Objet16" text:anchor-type="as-char" svg:width="1.589cm" svg:height="1.041cm" draw:z-index="8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ext:list-item>
          <text:list-item>
            <text:p text:style-name="P7"><text:span text:style-name="T7">= </text:span><text:span text:style-name="T7"><draw:frame draw:style-name="fr1" draw:name="Objet17" text:anchor-type="as-char" svg:width="1.794cm" svg:height="1.041cm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    </text:list-item>
          <text:list-item>
            <text:p text:style-name="P7"><text:span text:style-name="T7">= </text:span><text:span text:style-name="T7"><draw:frame draw:style-name="fr1" draw:name="Objet18" text:anchor-type="as-char" svg:width="1.579cm" svg:height="1.041cm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    </text:list-item>
          <text:list-item>
            <text:p text:style-name="P7"><text:span text:style-name="T7">= </text:span><text:span text:style-name="T7"><draw:frame draw:style-name="fr1" draw:name="Objet19" text:anchor-type="as-char" svg:width="1.379cm" svg:height="1.041cm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    </text:list-item>
          <text:list-item>
            <text:p text:style-name="P7"><text:span text:style-name="T7">= </text:span><text:span text:style-name="T7"><draw:frame draw:style-name="fr1" draw:name="Objet20" text:anchor-type="as-char" svg:width="1.573cm" svg:height="1.041cm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    </text:list-item>
          <text:list-item>
            <text:p text:style-name="P7"><text:span text:style-name="T7">= </text:span><text:span text:style-name="T7"><draw:frame draw:style-name="fr1" draw:name="Objet21" text:anchor-type="as-char" svg:width="1.369cm" svg:height="1.041cm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</text:list-item>
          <text:list-item>
            <text:p text:style-name="P7"><text:span text:style-name="T7">= </text:span><text:span text:style-name="T7"><draw:frame draw:style-name="fr1" draw:name="Objet22" text:anchor-type="as-char" svg:width="1.374cm" svg:height="1.041cm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    </text:list-item>
          <text:list-item>
            <text:p text:style-name="P7"><text:span text:style-name="T7">= </text:span><text:span text:style-name="T7"><draw:frame draw:style-name="fr1" draw:name="Objet23" text:anchor-type="as-char" svg:width="1.586cm" svg:height="1.041cm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    </text:list-item>
          <text:list-item>
            <text:p text:style-name="P7"><text:span text:style-name="T7">= </text:span><text:span text:style-name="T7"><draw:frame draw:style-name="fr1" draw:name="Objet24" text:anchor-type="as-char" svg:width="1.588cm" svg:height="1.041cm" draw:z-index="16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p>
          </text:list-item>
          <text:list-item>
            <text:p text:style-name="P7"><text:span text:style-name="T7">= </text:span><text:span text:style-name="T7"><draw:frame draw:style-name="fr1" draw:name="Objet25" text:anchor-type="as-char" svg:width="1.39cm" svg:height="1.041cm" draw:z-index="17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    </text:list-item>
          <text:list-item>
            <text:p text:style-name="P7"><text:span text:style-name="T7">= </text:span><text:span text:style-name="T7"><draw:frame draw:style-name="fr1" draw:name="Objet26" text:anchor-type="as-char" svg:width="1.369cm" svg:height="1.041cm" draw:z-index="18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    </text:list-item>
          <text:list-item>
            <text:p text:style-name="P7"><text:span text:style-name="T7">= </text:span><text:span text:style-name="T7"><draw:frame draw:style-name="fr1" draw:name="Objet27" text:anchor-type="as-char" svg:width="1.595cm" svg:height="1.041cm" draw:z-index="19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  </text:list-item>
          <text:list-item>
            <text:p text:style-name="P7"><text:span text:style-name="T7">= </text:span><text:span text:style-name="T7"><draw:frame draw:style-name="fr1" draw:name="Objet28" text:anchor-type="as-char" svg:width="1.385cm" svg:height="1.041cm" draw:z-index="20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    </text:list-item>
          <text:list-item>
            <text:p text:style-name="P3"><text:span text:style-name="T7">= </text:span><text:span text:style-name="T5"><draw:frame draw:style-name="fr1" draw:name="Objet11" text:anchor-type="as-char" svg:width="2.626cm" svg:height="1.044cm" draw:z-index="51"><draw:object xlink:href="./Object 8" xlink:type="simple" xlink:show="embed" xlink:actuate="onLoad"/><draw:image xlink:href="./ObjectReplacements/Object 8" xlink:type="simple" xlink:show="embed" xlink:actuate="onLoad"/></draw:frame></text:span></text:p>
          </text:list-item>
          <text:list-item>
            <text:p text:style-name="P17"><text:span text:style-name="T5">= </text:span><text:span text:style-name="T3"><draw:frame draw:style-name="fr1" draw:name="Objet29" text:anchor-type="as-char" svg:width="1.965cm" svg:height="1.041cm" draw:z-index="52"><draw:object xlink:href="./Object 17" xlink:type="simple" xlink:show="embed" xlink:actuate="onLoad"/><draw:image xlink:href="./ObjectReplacements/Object 17" xlink:type="simple" xlink:show="embed" xlink:actuate="onLoad"/></draw:frame>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1" fo:font-family="Arial" style:font-family-generic="swiss" style:font-pitch="variable" fo:font-size="20pt" fo:language="en" fo:country="GB" fo:font-weight="bold" style:font-size-asian="20pt" style:font-weight-asian="bold" style:font-name-complex="Arial1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>
      <style:paragraph-properties fo:margin-left="0cm" fo:margin-right="0cm" fo:orphans="0" fo:widows="0" fo:text-indent="0cm" style:auto-text-indent="false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1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style:contextual-spacing="false"/>
      <style:text-properties fo:text-transform="uppercase" style:font-name="Arial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style:contextual-spacing="false" style:page-number="auto"/>
      <style:text-properties fo:text-transform="uppercase" style:font-name="Arial1" fo:font-family="Arial" style:font-family-generic="swiss" style:font-pitch="variable" fo:font-size="13pt" fo:font-style="italic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 style:master-page-name="">
      <style:paragraph-properties fo:margin-top="0cm" fo:margin-bottom="0.101cm" style:contextual-spacing="false" style:page-number="auto"/>
      <style:text-properties fo:text-transform="uppercase" style:font-name="Arial1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Exercice" text:consecutive-numbering="true">
      <text:list-level-style-number text:level="1" style:num-format="A" style:num-letter-sync="true">
        <style:list-level-properties text:space-before="0.501cm" text:min-label-width="0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Exo_20_I_29_" style:display-name="Exo I)">
      <text:list-level-style-number text:level="1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space-before="1.27cm" text:min-label-width="0.499cm"/>
      </text:list-level-style-number>
      <text:list-level-style-number text:level="3" text:style-name="Numbering_20_Symbols" style:num-suffix=")" style:num-format="1">
        <style:list-level-properties text:space-before="1.905cm" text:min-label-width="0.499cm"/>
      </text:list-level-style-number>
      <text:list-level-style-number text:level="4" text:style-name="Numbering_20_Symbols" style:num-suffix=")" style:num-format="1">
        <style:list-level-properties text:space-before="2.54cm" text:min-label-width="0.499cm"/>
      </text:list-level-style-number>
      <text:list-level-style-number text:level="5" text:style-name="Numbering_20_Symbols" style:num-suffix=")" style:num-format="1">
        <style:list-level-properties text:space-before="3.175cm" text:min-label-width="0.499cm"/>
      </text:list-level-style-number>
      <text:list-level-style-number text:level="6" text:style-name="Numbering_20_Symbols" style:num-suffix=")" style:num-format="1">
        <style:list-level-properties text:space-before="3.81cm" text:min-label-width="0.499cm"/>
      </text:list-level-style-number>
      <text:list-level-style-number text:level="7" text:style-name="Numbering_20_Symbols" style:num-suffix=")" style:num-format="1">
        <style:list-level-properties text:space-before="4.445cm" text:min-label-width="0.499cm"/>
      </text:list-level-style-number>
      <text:list-level-style-number text:level="8" text:style-name="Numbering_20_Symbols" style:num-suffix=")" style:num-format="1">
        <style:list-level-properties text:space-before="5.08cm" text:min-label-width="0.499cm"/>
      </text:list-level-style-number>
      <text:list-level-style-number text:level="9" text:style-name="Numbering_20_Symbols" style:num-suffix=")" style:num-format="1">
        <style:list-level-properties text:space-before="5.715cm" text:min-label-width="0.499cm"/>
      </text:list-level-style-number>
      <text:list-level-style-number text:level="10" text:style-name="Numbering_20_Symbols" style:num-suffix=")" style:num-format="1">
        <style:list-level-properties text:space-before="6.35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Exercice I</dc:title>
    <meta:initial-creator>Fontanet</meta:initial-creator>
    <meta:creation-date>2006-04-06T23:09:00</meta:creation-date>
    <dc:date>2021-07-02T21:02:59.153887536</dc:date>
    <meta:print-date>2021-03-31T22:25:45.960606582</meta:print-date>
    <dc:language>fr-FR</dc:language>
    <meta:editing-cycles>79</meta:editing-cycles>
    <meta:editing-duration>PT8H16M37S</meta:editing-duration>
    <meta:document-statistic meta:table-count="0" meta:image-count="0" meta:object-count="53" meta:page-count="1" meta:paragraph-count="68" meta:word-count="158" meta:character-count="346" meta:non-whitespace-character-count="27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n>6</mn>
      <mn>4</mn>
    </mfrac>
    <annotation encoding="StarMath 5.0">{alignc {6}over{4}}%%&lt;cmathArbre&gt;«/­6­4»&lt;/cmathArbre&gt;&lt;cmathFormule&gt;6/4&lt;/cmathFormule&gt;</annotation>
  </semantics>
</math>
</file>

<file path=Object 10/content.xml><?xml version="1.0" encoding="utf-8"?>
<math xmlns="http://www.w3.org/1998/Math/MathML" display="block">
  <semantics>
    <mfrac>
      <mn>24</mn>
      <mn>36</mn>
    </mfrac>
    <annotation encoding="StarMath 5.0">{alignc {24}over{36}}%%&lt;cmathArbre&gt;«/­24­36»&lt;/cmathArbre&gt;&lt;cmathFormule&gt;24/36&lt;/cmathFormule&gt;</annotation>
  </semantics>
</math>
</file>

<file path=Object 11/content.xml><?xml version="1.0" encoding="utf-8"?>
<math xmlns="http://www.w3.org/1998/Math/MathML" display="block">
  <semantics>
    <mfrac>
      <mn>1</mn>
      <mn>2</mn>
    </mfrac>
    <annotation encoding="StarMath 5.0">{alignc {1}over{2}}%%&lt;cmathArbre&gt;«/­1­2»&lt;/cmathArbre&gt;&lt;cmathFormule&gt;1/2&lt;/cmathFormule&gt;</annotation>
  </semantics>
</math>
</file>

<file path=Object 12/content.xml><?xml version="1.0" encoding="utf-8"?>
<math xmlns="http://www.w3.org/1998/Math/MathML" display="block">
  <semantics>
    <mfrac>
      <mn>14</mn>
      <mn>112</mn>
    </mfrac>
    <annotation encoding="StarMath 5.0">{alignc {14}over{112}}%%&lt;cmathArbre&gt;«/­14­112»&lt;/cmathArbre&gt;&lt;cmathFormule&gt;14/112&lt;/cmathFormule&gt;</annotation>
  </semantics>
</math>
</file>

<file path=Object 13/content.xml><?xml version="1.0" encoding="utf-8"?>
<math xmlns="http://www.w3.org/1998/Math/MathML" display="block">
  <semantics>
    <mfrac>
      <mn>9</mn>
      <mn>5</mn>
    </mfrac>
    <annotation encoding="StarMath 5.0">{alignc {9}over{5}}%%&lt;cmathArbre&gt;«/­9­5»&lt;/cmathArbre&gt;&lt;cmathFormule&gt;9/5&lt;/cmathFormule&gt;</annotation>
  </semantics>
</math>
</file>

<file path=Object 14/content.xml><?xml version="1.0" encoding="utf-8"?>
<math xmlns="http://www.w3.org/1998/Math/MathML" display="block">
  <semantics>
    <mfrac>
      <mn>84</mn>
      <mn>175</mn>
    </mfrac>
    <annotation encoding="StarMath 5.0">{alignc {84}over{175}}%%&lt;cmathArbre&gt;«/­84­175»&lt;/cmathArbre&gt;&lt;cmathFormule&gt;84/175&lt;/cmathFormule&gt;</annotation>
  </semantics>
</math>
</file>

<file path=Object 15/content.xml><?xml version="1.0" encoding="utf-8"?>
<math xmlns="http://www.w3.org/1998/Math/MathML" display="block">
  <semantics>
    <mfrac>
      <mn>105</mn>
      <mn>135</mn>
    </mfrac>
    <annotation encoding="StarMath 5.0">{alignc {105}over{135}}%%&lt;cmathArbre&gt;«/­105­135»&lt;/cmathArbre&gt;&lt;cmathFormule&gt;105/135&lt;/cmathFormule&gt;</annotation>
  </semantics>
</math>
</file>

<file path=Object 16/content.xml><?xml version="1.0" encoding="utf-8"?>
<math xmlns="http://www.w3.org/1998/Math/MathML" display="block">
  <semantics>
    <mrow>
      <mn>10</mn>
      <mo stretchy="false">×</mo>
      <mfrac>
        <mn>22</mn>
        <mn>2</mn>
      </mfrac>
    </mrow>
    <annotation encoding="StarMath 5.0">10 times {alignc {22}over{2}}%%&lt;cmathArbre&gt;«*­10­«/­22­2»»&lt;/cmathArbre&gt;&lt;cmathFormule&gt;10*22/2&lt;/cmathFormule&gt;</annotation>
  </semantics>
</math>
</file>

<file path=Object 17/content.xml><?xml version="1.0" encoding="utf-8"?>
<math xmlns="http://www.w3.org/1998/Math/MathML" display="block">
  <semantics>
    <mrow>
      <mn>10</mn>
      <mo stretchy="false">×</mo>
      <mfrac>
        <mn>1</mn>
        <mn>4</mn>
      </mfrac>
      <mo stretchy="false">×</mo>
      <mn>2</mn>
    </mrow>
    <annotation encoding="StarMath 5.0">10 times {{alignc {1}over{4}}} times 2%%&lt;cmathArbre&gt;«*­10­«{}­«/­1­4»»­2»&lt;/cmathArbre&gt;&lt;cmathFormule&gt;10*{1/4}*2&lt;/cmathFormule&gt;</annotation>
  </semantics>
</math>
</file>

<file path=Object 18/content.xml><?xml version="1.0" encoding="utf-8"?>
<math xmlns="http://www.w3.org/1998/Math/MathML" display="block">
  <semantics>
    <mrow>
      <mfrac>
        <mn>16</mn>
        <mn>3</mn>
      </mfrac>
      <mo stretchy="false">×</mo>
      <mn>300</mn>
    </mrow>
    <annotation encoding="StarMath 5.0">{alignc {16}over{3}} times 300%%&lt;cmathArbre&gt;«*­«/­16­3»­300»&lt;/cmathArbre&gt;&lt;cmathFormule&gt;16/3*300&lt;/cmathFormule&gt;</annotation>
  </semantics>
</math>
</file>

<file path=Object 19/content.xml><?xml version="1.0" encoding="utf-8"?>
<math xmlns="http://www.w3.org/1998/Math/MathML" display="block">
  <semantics>
    <mrow>
      <mn>17</mn>
      <mo stretchy="false">×</mo>
      <mfrac>
        <mn>64</mn>
        <mn>17</mn>
      </mfrac>
    </mrow>
    <annotation encoding="StarMath 5.0">17 times {alignc {64}over{17}}%%&lt;cmathArbre&gt;«*­17­«/­64­17»»&lt;/cmathArbre&gt;&lt;cmathFormule&gt;17*64/17&lt;/cmathFormule&gt;</annotation>
  </semantics>
</math>
</file>

<file path=Object 2/content.xml><?xml version="1.0" encoding="utf-8"?>
<math xmlns="http://www.w3.org/1998/Math/MathML" display="block">
  <semantics>
    <mfrac>
      <mn>12</mn>
      <mn>15</mn>
    </mfrac>
    <annotation encoding="StarMath 5.0">{alignc {12}over{15}}%%&lt;cmathArbre&gt;«/­12­15»&lt;/cmathArbre&gt;&lt;cmathFormule&gt;12/15&lt;/cmathFormule&gt;</annotation>
  </semantics>
</math>
</file>

<file path=Object 20/content.xml><?xml version="1.0" encoding="utf-8"?>
<math xmlns="http://www.w3.org/1998/Math/MathML" display="block">
  <semantics>
    <mrow>
      <mn>27</mn>
      <mo stretchy="false">×</mo>
      <mfrac>
        <mn>5</mn>
        <mn>9</mn>
      </mfrac>
    </mrow>
    <annotation encoding="StarMath 5.0">27 times {alignc {5}over{9}}%%&lt;cmathArbre&gt;«*­27­«/­5­9»»&lt;/cmathArbre&gt;&lt;cmathFormule&gt;27*5/9&lt;/cmathFormule&gt;</annotation>
  </semantics>
</math>
</file>

<file path=Object 21/content.xml><?xml version="1.0" encoding="utf-8"?>
<math xmlns="http://www.w3.org/1998/Math/MathML" display="block">
  <semantics>
    <mrow>
      <mfrac>
        <mn>9</mn>
        <mn>15</mn>
      </mfrac>
      <mo stretchy="false">×</mo>
      <mn>10</mn>
    </mrow>
    <annotation encoding="StarMath 5.0">{alignc {9}over{15}} times 10%%&lt;cmathArbre&gt;«*­«/­9­15»­10»&lt;/cmathArbre&gt;&lt;cmathFormule&gt;9/15*10&lt;/cmathFormule&gt;</annotation>
  </semantics>
</math>
</file>

<file path=Object 22/content.xml><?xml version="1.0" encoding="utf-8"?>
<math xmlns="http://www.w3.org/1998/Math/MathML" display="block">
  <semantics>
    <mrow>
      <mfrac>
        <mn>12</mn>
        <mn>18</mn>
      </mfrac>
      <mo stretchy="false">×</mo>
      <mn>6</mn>
    </mrow>
    <annotation encoding="StarMath 5.0">{alignc {12}over{18}} times 6%%&lt;cmathArbre&gt;«*­«/­12­18»­6»&lt;/cmathArbre&gt;&lt;cmathFormule&gt;12/18*6&lt;/cmathFormule&gt;</annotation>
  </semantics>
</math>
</file>

<file path=Object 23/content.xml><?xml version="1.0" encoding="utf-8"?>
<math xmlns="http://www.w3.org/1998/Math/MathML" display="block">
  <semantics>
    <mrow>
      <mn>72</mn>
      <mo stretchy="false">×</mo>
      <mfrac>
        <mn>7</mn>
        <mn>9</mn>
      </mfrac>
    </mrow>
    <annotation encoding="StarMath 5.0">72 times {alignc {7}over{9}}%%&lt;cmathArbre&gt;«*­72­«/­7­9»»&lt;/cmathArbre&gt;&lt;cmathFormule&gt;72*7/9&lt;/cmathFormule&gt;</annotation>
  </semantics>
</math>
</file>

<file path=Object 24/content.xml><?xml version="1.0" encoding="utf-8"?>
<math xmlns="http://www.w3.org/1998/Math/MathML" display="block">
  <semantics>
    <mrow>
      <mn>90</mn>
      <mo stretchy="false">×</mo>
      <mfrac>
        <mn>3</mn>
        <mn>10</mn>
      </mfrac>
    </mrow>
    <annotation encoding="StarMath 5.0">90 times {alignc {3}over{10}}%%&lt;cmathArbre&gt;«*­90­«/­3­10»»&lt;/cmathArbre&gt;&lt;cmathFormule&gt;90*3/10&lt;/cmathFormule&gt;</annotation>
  </semantics>
</math>
</file>

<file path=Object 25/content.xml><?xml version="1.0" encoding="utf-8"?>
<math xmlns="http://www.w3.org/1998/Math/MathML" display="block">
  <semantics>
    <mrow>
      <mfrac>
        <mn>45</mn>
        <mn>35</mn>
      </mfrac>
      <mo stretchy="false">×</mo>
      <mn>14</mn>
    </mrow>
    <annotation encoding="StarMath 5.0">{alignc {45}over{35}} times 14%%&lt;cmathArbre&gt;«*­«/­45­35»­14»&lt;/cmathArbre&gt;&lt;cmathFormule&gt;45/35*14&lt;/cmathFormule&gt;</annotation>
  </semantics>
</math>
</file>

<file path=Object 26/content.xml><?xml version="1.0" encoding="utf-8"?>
<math xmlns="http://www.w3.org/1998/Math/MathML" display="block">
  <semantics>
    <mrow>
      <mfrac>
        <mn>2</mn>
        <mn>3</mn>
      </mfrac>
      <mo stretchy="false">×</mo>
      <mn>24</mn>
    </mrow>
    <annotation encoding="StarMath 5.0">{alignc {2}over{3}} times 24%%&lt;cmathArbre&gt;«*­«/­2­3»­24»&lt;/cmathArbre&gt;&lt;cmathFormule&gt;2/3*24&lt;/cmathFormule&gt;</annotation>
  </semantics>
</math>
</file>

<file path=Object 27/content.xml><?xml version="1.0" encoding="utf-8"?>
<math xmlns="http://www.w3.org/1998/Math/MathML" display="block">
  <semantics>
    <mrow>
      <mn>5</mn>
      <mo stretchy="false">×</mo>
      <mfrac>
        <mn>21</mn>
        <mn>7</mn>
      </mfrac>
    </mrow>
    <annotation encoding="StarMath 5.0">5 times {alignc {21}over{7}}%%&lt;cmathArbre&gt;«*­5­«/­21­7»»&lt;/cmathArbre&gt;&lt;cmathFormule&gt;5*21/7&lt;/cmathFormule&gt;</annotation>
  </semantics>
</math>
</file>

<file path=Object 28/content.xml><?xml version="1.0" encoding="utf-8"?>
<math xmlns="http://www.w3.org/1998/Math/MathML" display="block">
  <semantics>
    <mrow>
      <mn>4</mn>
      <mo stretchy="false">×</mo>
      <mfrac>
        <mn>23</mn>
        <mn>100</mn>
      </mfrac>
    </mrow>
    <annotation encoding="StarMath 5.0">4 times {alignc {23}over{100}}%%&lt;cmathArbre&gt;«*­4­«/­23­100»»&lt;/cmathArbre&gt;&lt;cmathFormule&gt;4*23/100&lt;/cmathFormule&gt;</annotation>
  </semantics>
</math>
</file>

<file path=Object 29/content.xml><?xml version="1.0" encoding="utf-8"?>
<math xmlns="http://www.w3.org/1998/Math/MathML" display="block">
  <semantics>
    <mrow>
      <mn>80</mn>
      <mo stretchy="false">×</mo>
      <mfrac>
        <mn>7</mn>
        <mn>4</mn>
      </mfrac>
    </mrow>
    <annotation encoding="StarMath 5.0">80 times {alignc {7}over{4}}%%&lt;cmathArbre&gt;«*­80­«/­7­4»»&lt;/cmathArbre&gt;&lt;cmathFormule&gt;80*7/4&lt;/cmathFormule&gt;</annotation>
  </semantics>
</math>
</file>

<file path=Object 3/content.xml><?xml version="1.0" encoding="utf-8"?>
<math xmlns="http://www.w3.org/1998/Math/MathML" display="block">
  <semantics>
    <mfrac>
      <mn>10</mn>
      <mn>25</mn>
    </mfrac>
    <annotation encoding="StarMath 5.0">{alignc {10}over{25}}%%&lt;cmathArbre&gt;«/­10­25»&lt;/cmathArbre&gt;&lt;cmathFormule&gt;10/25&lt;/cmathFormule&gt;</annotation>
  </semantics>
</math>
</file>

<file path=Object 30/content.xml><?xml version="1.0" encoding="utf-8"?>
<math xmlns="http://www.w3.org/1998/Math/MathML" display="block">
  <semantics>
    <mfrac>
      <mn>9</mn>
      <mn>10</mn>
    </mfrac>
    <annotation encoding="StarMath 5.0">{alignc {9}over{10}}%%&lt;cmathArbre&gt;«/­9­10»&lt;/cmathArbre&gt;&lt;cmathFormule&gt;9/10&lt;/cmathFormule&gt;</annotation>
  </semantics>
</math>
</file>

<file path=Object 31/content.xml><?xml version="1.0" encoding="utf-8"?>
<math xmlns="http://www.w3.org/1998/Math/MathML" display="block">
  <semantics>
    <mfrac>
      <mn>11</mn>
      <mn>5</mn>
    </mfrac>
    <annotation encoding="StarMath 5.0">{alignc {11}over{5}}%%&lt;cmathArbre&gt;«/­11­5»&lt;/cmathArbre&gt;&lt;cmathFormule&gt;11/5&lt;/cmathFormule&gt;</annotation>
  </semantics>
</math>
</file>

<file path=Object 32/content.xml><?xml version="1.0" encoding="utf-8"?>
<math xmlns="http://www.w3.org/1998/Math/MathML" display="block">
  <semantics>
    <mfrac>
      <mn>9</mn>
      <mn>4</mn>
    </mfrac>
    <annotation encoding="StarMath 5.0">{alignc {9}over{4}}%%&lt;cmathArbre&gt;«/­9­4»&lt;/cmathArbre&gt;&lt;cmathFormule&gt;9/4&lt;/cmathFormule&gt;</annotation>
  </semantics>
</math>
</file>

<file path=Object 33/content.xml><?xml version="1.0" encoding="utf-8"?>
<math xmlns="http://www.w3.org/1998/Math/MathML" display="block">
  <semantics>
    <mfrac>
      <mn>3</mn>
      <mn>4</mn>
    </mfrac>
    <annotation encoding="StarMath 5.0">{alignc {3}over{4}}%%&lt;cmathArbre&gt;«/­3­4»&lt;/cmathArbre&gt;&lt;cmathFormule&gt;3/4&lt;/cmathFormule&gt;</annotation>
  </semantics>
</math>
</file>

<file path=Object 34/content.xml><?xml version="1.0" encoding="utf-8"?>
<math xmlns="http://www.w3.org/1998/Math/MathML" display="block">
  <semantics>
    <mfrac>
      <mn>17,1</mn>
      <mn>0,57</mn>
    </mfrac>
    <annotation encoding="StarMath 5.0">{alignc {17,1}over{0,57}}%%&lt;cmathArbre&gt;«/­17.1­0.57»&lt;/cmathArbre&gt;&lt;cmathFormule&gt;17.1/0.57&lt;/cmathFormule&gt;</annotation>
  </semantics>
</math>
</file>

<file path=Object 35/content.xml><?xml version="1.0" encoding="utf-8"?>
<math xmlns="http://www.w3.org/1998/Math/MathML" display="block">
  <semantics>
    <mfrac>
      <mn>0,27</mn>
      <mn>135</mn>
    </mfrac>
    <annotation encoding="StarMath 5.0">{alignc {0,27}over{135}}%%&lt;cmathArbre&gt;«/­0.27­135»&lt;/cmathArbre&gt;&lt;cmathFormule&gt;0.27/135&lt;/cmathFormule&gt;</annotation>
  </semantics>
</math>
</file>

<file path=Object 36/content.xml><?xml version="1.0" encoding="utf-8"?>
<math xmlns="http://www.w3.org/1998/Math/MathML" display="block">
  <semantics>
    <mfrac>
      <mn>1,2</mn>
      <mn>9</mn>
    </mfrac>
    <annotation encoding="StarMath 5.0">{alignc {1,2}over{9}}%%&lt;cmathArbre&gt;«/­1.2­9»&lt;/cmathArbre&gt;&lt;cmathFormule&gt;1.2/9&lt;/cmathFormule&gt;</annotation>
  </semantics>
</math>
</file>

<file path=Object 37/content.xml><?xml version="1.0" encoding="utf-8"?>
<math xmlns="http://www.w3.org/1998/Math/MathML" display="block">
  <semantics>
    <mfrac>
      <mn>0,14</mn>
      <mn>5600</mn>
    </mfrac>
    <annotation encoding="StarMath 5.0">{alignc {0,14}over{5600}}%%&lt;cmathArbre&gt;«/­0.14­5600»&lt;/cmathArbre&gt;&lt;cmathFormule&gt;0.14/5600&lt;/cmathFormule&gt;</annotation>
  </semantics>
</math>
</file>

<file path=Object 38/content.xml><?xml version="1.0" encoding="utf-8"?>
<math xmlns="http://www.w3.org/1998/Math/MathML" display="block">
  <semantics>
    <mfrac>
      <mn>11</mn>
      <mn>2</mn>
    </mfrac>
    <annotation encoding="StarMath 5.0">{alignc {11}over{2}}%%&lt;cmathArbre&gt;«/­11­2»&lt;/cmathArbre&gt;&lt;cmathFormule&gt;11/2&lt;/cmathFormule&gt;</annotation>
  </semantics>
</math>
</file>

<file path=Object 39/content.xml><?xml version="1.0" encoding="utf-8"?>
<math xmlns="http://www.w3.org/1998/Math/MathML" display="block">
  <semantics>
    <mfrac>
      <mn>7</mn>
      <mn>4</mn>
    </mfrac>
    <annotation encoding="StarMath 5.0">{alignc {7}over{4}}%%&lt;cmathArbre&gt;«/­7­4»&lt;/cmathArbre&gt;&lt;cmathFormule&gt;7/4&lt;/cmathFormule&gt;</annotation>
  </semantics>
</math>
</file>

<file path=Object 4/content.xml><?xml version="1.0" encoding="utf-8"?>
<math xmlns="http://www.w3.org/1998/Math/MathML" display="block">
  <semantics>
    <mfrac>
      <mn>36</mn>
      <mn>15</mn>
    </mfrac>
    <annotation encoding="StarMath 5.0">{alignc {36}over{15}}%%&lt;cmathArbre&gt;«/­36­15»&lt;/cmathArbre&gt;&lt;cmathFormule&gt;36/15&lt;/cmathFormule&gt;</annotation>
  </semantics>
</math>
</file>

<file path=Object 40/content.xml><?xml version="1.0" encoding="utf-8"?>
<math xmlns="http://www.w3.org/1998/Math/MathML" display="block">
  <semantics>
    <mfrac>
      <mn>1</mn>
      <mn>8</mn>
    </mfrac>
    <annotation encoding="StarMath 5.0">{alignc {1}over{8}}%%&lt;cmathArbre&gt;«/­1­8»&lt;/cmathArbre&gt;&lt;cmathFormule&gt;1/8&lt;/cmathFormule&gt;</annotation>
  </semantics>
</math>
</file>

<file path=Object 41/content.xml><?xml version="1.0" encoding="utf-8"?>
<math xmlns="http://www.w3.org/1998/Math/MathML" display="block">
  <semantics>
    <mfrac>
      <mn>3,2</mn>
      <mn>5</mn>
    </mfrac>
    <annotation encoding="StarMath 5.0">{alignc {3,2}over{5}}%%&lt;cmathArbre&gt;«/­3.2­5»&lt;/cmathArbre&gt;&lt;cmathFormule&gt;3.2/5&lt;/cmathFormule&gt;</annotation>
  </semantics>
</math>
</file>

<file path=Object 42/content.xml><?xml version="1.0" encoding="utf-8"?>
<math xmlns="http://www.w3.org/1998/Math/MathML" display="block">
  <semantics>
    <mfrac>
      <mn>132,5</mn>
      <mn>100</mn>
    </mfrac>
    <annotation encoding="StarMath 5.0">{alignc {132,5}over{100}}%%&lt;cmathArbre&gt;«/­132.5­100»&lt;/cmathArbre&gt;&lt;cmathFormule&gt;132.5/100&lt;/cmathFormule&gt;</annotation>
  </semantics>
</math>
</file>

<file path=Object 43/content.xml><?xml version="1.0" encoding="utf-8"?>
<math xmlns="http://www.w3.org/1998/Math/MathML" display="block">
  <semantics>
    <mfrac>
      <mrow>
        <mn>2</mn>
        <mo stretchy="false">×</mo>
        <mn>3</mn>
        <mo stretchy="false">×</mo>
        <mn>4</mn>
        <mo stretchy="false">×</mo>
        <mn>5</mn>
        <mo stretchy="false">×</mo>
        <mn>6</mn>
      </mrow>
      <mrow>
        <mn>15</mn>
        <mo stretchy="false">×</mo>
        <mn>16</mn>
      </mrow>
    </mfrac>
    <annotation encoding="StarMath 5.0">{alignc {{2 times 3 times 4 times 5 times 6}}over{{15 times 16}}}%%&lt;cmathArbre&gt;«/­«{}­«*­2­3­4­5­6»»­«{}­«*­15­16»»»&lt;/cmathArbre&gt;&lt;cmathFormule&gt;{2*3*4*5*6}/{15*16}&lt;/cmathFormule&gt;</annotation>
  </semantics>
</math>
</file>

<file path=Object 44/content.xml><?xml version="1.0" encoding="utf-8"?>
<math xmlns="http://www.w3.org/1998/Math/MathML" display="block">
  <semantics>
    <mfrac>
      <mn>3,6</mn>
      <mn>0,09</mn>
    </mfrac>
    <annotation encoding="StarMath 5.0">{alignc {3,6}over{0,09}}%%&lt;cmathArbre&gt;«/­3.6­0.09»&lt;/cmathArbre&gt;&lt;cmathFormule&gt;3.6/0.09&lt;/cmathFormule&gt;</annotation>
  </semantics>
</math>
</file>

<file path=Object 45/content.xml><?xml version="1.0" encoding="utf-8"?>
<math xmlns="http://www.w3.org/1998/Math/MathML" display="block">
  <semantics>
    <mfrac>
      <mn>0,34</mn>
      <mn>17</mn>
    </mfrac>
    <annotation encoding="StarMath 5.0">{alignc {0,34}over{17}}%%&lt;cmathArbre&gt;«/­0.34­17»&lt;/cmathArbre&gt;&lt;cmathFormule&gt;0.34/17&lt;/cmathFormule&gt;</annotation>
  </semantics>
</math>
</file>

<file path=Object 46/content.xml><?xml version="1.0" encoding="utf-8"?>
<math xmlns="http://www.w3.org/1998/Math/MathML" display="block">
  <semantics>
    <mfrac>
      <mn>88</mn>
      <mn>0,33</mn>
    </mfrac>
    <annotation encoding="StarMath 5.0">{alignc {88}over{0,33}}%%&lt;cmathArbre&gt;«/­88­0.33»&lt;/cmathArbre&gt;&lt;cmathFormule&gt;88/0.33&lt;/cmathFormule&gt;</annotation>
  </semantics>
</math>
</file>

<file path=Object 47/content.xml><?xml version="1.0" encoding="utf-8"?>
<math xmlns="http://www.w3.org/1998/Math/MathML" display="block">
  <semantics>
    <mfrac>
      <mn>6,2</mn>
      <mn>93</mn>
    </mfrac>
    <annotation encoding="StarMath 5.0">{alignc {6,2}over{93}}%%&lt;cmathArbre&gt;«/­6.2­93»&lt;/cmathArbre&gt;&lt;cmathFormule&gt;6.2/93&lt;/cmathFormule&gt;</annotation>
  </semantics>
</math>
</file>

<file path=Object 48/content.xml><?xml version="1.0" encoding="utf-8"?>
<math xmlns="http://www.w3.org/1998/Math/MathML" display="block">
  <semantics>
    <mfrac>
      <mn>2,2</mn>
      <mn>86</mn>
    </mfrac>
    <annotation encoding="StarMath 5.0">{alignc {2,2}over{86}}%%&lt;cmathArbre&gt;«/­2.2­86»&lt;/cmathArbre&gt;&lt;cmathFormule&gt;2.2/86&lt;/cmathFormule&gt;</annotation>
  </semantics>
</math>
</file>

<file path=Object 49/content.xml><?xml version="1.0" encoding="utf-8"?>
<math xmlns="http://www.w3.org/1998/Math/MathML" display="block">
  <semantics>
    <mfrac>
      <mn>2,1</mn>
      <mn>63</mn>
    </mfrac>
    <annotation encoding="StarMath 5.0">{alignc {2,1}over{63}}%%&lt;cmathArbre&gt;«/­2.1­63»&lt;/cmathArbre&gt;&lt;cmathFormule&gt;2.1/63&lt;/cmathFormule&gt;</annotation>
  </semantics>
</math>
</file>

<file path=Object 5/content.xml><?xml version="1.0" encoding="utf-8"?>
<math xmlns="http://www.w3.org/1998/Math/MathML" display="block">
  <semantics>
    <mfrac>
      <mn>24</mn>
      <mn>56</mn>
    </mfrac>
    <annotation encoding="StarMath 5.0">{alignc {24}over{56}}%%&lt;cmathArbre&gt;«/­24­56»&lt;/cmathArbre&gt;&lt;cmathFormule&gt;24/56&lt;/cmathFormule&gt;</annotation>
  </semantics>
</math>
</file>

<file path=Object 50/content.xml><?xml version="1.0" encoding="utf-8"?>
<math xmlns="http://www.w3.org/1998/Math/MathML" display="block">
  <semantics>
    <mfrac>
      <mn>44</mn>
      <mn>77</mn>
    </mfrac>
    <annotation encoding="StarMath 5.0">{alignc {44}over{77}}%%&lt;cmathArbre&gt;«/­44­77»&lt;/cmathArbre&gt;&lt;cmathFormule&gt;44/77&lt;/cmathFormule&gt;</annotation>
  </semantics>
</math>
</file>

<file path=Object 51/content.xml><?xml version="1.0" encoding="utf-8"?>
<math xmlns="http://www.w3.org/1998/Math/MathML" display="block">
  <semantics>
    <mfrac>
      <mn>34</mn>
      <mn>51</mn>
    </mfrac>
    <annotation encoding="StarMath 5.0">{alignc {34}over{51}}%%&lt;cmathArbre&gt;«/­34­51»&lt;/cmathArbre&gt;&lt;cmathFormule&gt;34/51&lt;/cmathFormule&gt;</annotation>
  </semantics>
</math>
</file>

<file path=Object 52/content.xml><?xml version="1.0" encoding="utf-8"?>
<math xmlns="http://www.w3.org/1998/Math/MathML" display="block">
  <semantics>
    <mfrac>
      <mn>2</mn>
      <mn>5</mn>
    </mfrac>
    <annotation encoding="StarMath 5.0">{alignc {2}over{5}}%%&lt;cmathArbre&gt;«/­2­5»&lt;/cmathArbre&gt;&lt;cmathFormule&gt;2/5&lt;/cmathFormule&gt;</annotation>
  </semantics>
</math>
</file>

<file path=Object 53/content.xml><?xml version="1.0" encoding="utf-8"?>
<math xmlns="http://www.w3.org/1998/Math/MathML" display="block">
  <semantics>
    <mfrac>
      <mn>8</mn>
      <mn>2</mn>
    </mfrac>
    <annotation encoding="StarMath 5.0">{alignc {8}over{2}}%%&lt;cmathArbre&gt;«/­8­2»&lt;/cmathArbre&gt;&lt;cmathFormule&gt;8/2&lt;/cmathFormule&gt;</annotation>
  </semantics>
</math>
</file>

<file path=Object 6/content.xml><?xml version="1.0" encoding="utf-8"?>
<math xmlns="http://www.w3.org/1998/Math/MathML" display="block">
  <semantics>
    <mfrac>
      <mn>48</mn>
      <mn>90</mn>
    </mfrac>
    <annotation encoding="StarMath 5.0">{alignc {48}over{90}}%%&lt;cmathArbre&gt;«/­48­90»&lt;/cmathArbre&gt;&lt;cmathFormule&gt;48/90&lt;/cmathFormule&gt;</annotation>
  </semantics>
</math>
</file>

<file path=Object 7/content.xml><?xml version="1.0" encoding="utf-8"?>
<math xmlns="http://www.w3.org/1998/Math/MathML" display="block">
  <semantics>
    <mfrac>
      <mn>75</mn>
      <mn>125</mn>
    </mfrac>
    <annotation encoding="StarMath 5.0">{alignc {75}over{125}}%%&lt;cmathArbre&gt;«/­75­125»&lt;/cmathArbre&gt;&lt;cmathFormule&gt;75/125&lt;/cmathFormule&gt;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n>108</mn>
            <mo stretchy="false">×</mo>
            <mfrac>
              <mn>1</mn>
              <mn>2</mn>
            </mfrac>
          </mrow>
        </mrow>
        <mo fence="true" stretchy="false">)</mo>
      </mrow>
      <mo stretchy="false">×</mo>
      <mfrac>
        <mn>5</mn>
        <mn>3</mn>
      </mfrac>
    </mrow>
    <annotation encoding="StarMath 5.0">(108 times {alignc {1}over{2}}) times {alignc {5}over{3}}%%&lt;cmathArbre&gt;«*­«()­«*­108­«/­1­2»»»­«/­5­3»»&lt;/cmathArbre&gt;&lt;cmathFormule&gt;(108*1/2)*5/3&lt;/cmathFormule&gt;</annotation>
  </semantics>
</math>
</file>

<file path=Object 9/content.xml><?xml version="1.0" encoding="utf-8"?>
<math xmlns="http://www.w3.org/1998/Math/MathML" display="block">
  <semantics>
    <mfrac>
      <mn>17</mn>
      <mn>34</mn>
    </mfrac>
    <annotation encoding="StarMath 5.0">{alignc {17}over{34}}%%&lt;cmathArbre&gt;«/­17­34»&lt;/cmathArbre&gt;&lt;cmathFormule&gt;17/34&lt;/cmathFormule&gt;</annotation>
  </semantics>
</math>
</file>